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254cm" fo:min-width="1.059cm"/>
    </style:style>
    <style:style style:name="gr2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" style:family="graphic" style:parent-style-name="standard">
      <style:graphic-properties draw:stroke="none" dr3d:vertical-segments="16" dr3d:close-front="true" dr3d:close-back="true"/>
    </style:style>
    <style:style style:name="gr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cc3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draw:fill="solid" draw:fill-color="#00cc33"/>
    </style:style>
    <style:style style:name="gr6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7" style:family="graphic" style:parent-style-name="standard">
      <style:graphic-properties draw:stroke="none" draw:fill="solid" draw:fill-color="#ffff00" dr3d:vertical-segments="16" dr3d:close-front="true" dr3d:close-back="true"/>
    </style:style>
    <style:style style:name="gr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00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9" style:family="graphic" style:parent-style-name="standard">
      <style:graphic-properties draw:stroke="none" draw:fill="solid" draw:fill-color="#ff00ff" dr3d:vertical-segments="16" dr3d:close-front="true" dr3d:close-back="true"/>
    </style:style>
    <style:style style:name="gr10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hatch" draw:fill-color="#729fcf" draw:secondary-fill-color="#729fcf" draw:gradient-step-count="0" draw:fill-hatch-name="Hatching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1" style:family="graphic" style:parent-style-name="standard">
      <style:graphic-properties draw:stroke="none" draw:fill="hatch" draw:fill-hatch-name="Hatching_20_1" draw:fill-hatch-solid="false" dr3d:vertical-segments="16" dr3d:close-front="true" dr3d:close-back="true"/>
    </style:style>
    <style:style style:name="gr12" style:family="graphic" style:parent-style-name="standard">
      <style:graphic-properties draw:stroke="none" svg:stroke-color="#000000" draw:fill="none" draw:fill-color="#ffffff" fo:min-height="0.43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pt" style:font-size-asian="18pt" style:font-size-complex="18pt"/>
    </style:style>
    <style:style style:name="T1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05cm" svg:height="0.712cm" svg:x="10.088cm" svg:y="4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2" svg:width="1.651cm" svg:height="10.541cm" svg:x="10.271cm" svg:y="5.31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-5000h250 250 500 500 500 250 250v10000h-250-250-500-500-500-250-250z"/>
        </dr3d:scene>
        <dr3d:scene draw:style-name="gr4" svg:width="2.908cm" svg:height="3.81cm" svg:x="9.649cm" svg:y="2.27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dr3d:scene draw:style-name="gr6" svg:width="4.064cm" svg:height="1.016cm" svg:x="9.128cm" svg:y="15.09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0 -5000 2500 10000" svg:d="M0-5000h250 250 500 500 500 250 250v10000h-250-250-500-500-500-250-250z"/>
        </dr3d:scene>
        <dr3d:scene draw:style-name="gr8" svg:width="2.667cm" svg:height="1.016cm" svg:x="9.763cm" svg:y="8.6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5000 2500 10000" svg:d="M0-5000h250 250 500 500 500 250 250v10000h-250-250-500-500-500-250-250z"/>
        </dr3d:scene>
        <dr3d:scene draw:style-name="gr10" svg:width="3.429cm" svg:height="10.16cm" svg:x="9.382cm" svg:y="5.69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" draw:layer="layout" svg:viewBox="0 -5000 2500 10000" svg:d="M0-5000h250 250 500 500 500 250 250v10000h-250-250-500-500-500-250-250z"/>
        </dr3d:scene>
        <draw:frame draw:style-name="gr12" draw:text-style-name="P2" draw:layer="layout" svg:width="3.175cm" svg:height="0.683cm" svg:x="12.557cm" svg:y="3.286cm">
          <draw:text-box>
            <text:p><text:span text:style-name="T1">Electronics</text:span></text:p>
          </draw:text-box>
        </draw:frame>
        <draw:frame draw:style-name="gr12" draw:text-style-name="P2" draw:layer="layout" svg:width="3.429cm" svg:height="0.683cm" svg:x="12.43cm" svg:y="12.049cm">
          <draw:text-box>
            <text:p><text:span text:style-name="T1">Mesh Screen</text:span></text:p>
          </draw:text-box>
        </draw:frame>
        <draw:frame draw:style-name="gr12" draw:text-style-name="P2" draw:layer="layout" svg:width="3.81cm" svg:height="0.683cm" svg:x="10.779cm" svg:y="15.986cm">
          <draw:text-box>
            <text:p><text:span text:style-name="T1">Weighted Base</text:span></text:p>
          </draw:text-box>
        </draw:frame>
        <draw:frame draw:style-name="gr12" draw:text-style-name="P2" draw:layer="layout" svg:width="3.429cm" svg:height="0.683cm" svg:x="12.43cm" svg:y="8.747cm">
          <draw:text-box>
            <text:p><text:span text:style-name="T1">Floa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draw:hatch draw:name="Hatching_20_1" draw:display-name="Hatching 1" draw:style="triple" draw:color="#0000ff" draw:distance="0.3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3.2$Linux_X86_64 LibreOffice_project/00m0$Build-2</meta:generator>
    <dc:date>2018-05-08T16:15:16.929858405</dc:date>
    <dc:creator>Terry Coles</dc:creator>
    <meta:editing-duration>PT3M10S</meta:editing-duration>
    <meta:editing-cycles>2</meta:editing-cycles>
    <meta:document-statistic meta:object-count="15"/>
  </office:meta>
</office:document-meta>
</file>